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24d" officeooo:paragraph-rsid="0000624d"/>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text-properties officeooo:paragraph-rsid="0000624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ne of the most important aspects of an online course is the interaction between you and your fellow students. Now that you have reviewed the syllabus, write and post your self-introduction, including your educational and employment background related to the topics of this course. Also, include a response to one of the following:</text:p>
      <text:section text:style-name="Sect1" text:name="topicDescriptionContainerId340140">
        <text:list xml:id="list1483109986" text:style-name="L1">
          <text:list-item>
            <text:p text:style-name="P3">One or two specific goals related to scripting that you want to accomplish by the end of the course </text:p>
          </text:list-item>
          <text:list-item>
            <text:p text:style-name="P3">How this course can contribute to your career goals </text:p>
          </text:list-item>
          <text:list-item>
            <text:p text:style-name="P2">Your excitement, challenges, or apprehensions as you begin this course </text:p>
          </text:list-item>
        </text:list>
        <text:p text:style-name="Text_20_body">This discussion provides a great opportunity for you and your fellow students to get to know each other. Make sure that your post is well-written, grammatically correct, and informative.</text:p>
        <text:p text:style-name="Text_20_body">Refer to the <text:a xlink:type="simple" xlink:href="https://snhu.brightspace.com/d2l/lor/viewer/viewFile.d2lfile/76618/721,-1/" office:target-frame-name="_blank" xlink:show="new" text:style-name="Internet_20_link" text:visited-style-name="Visited_20_Internet_20_Link">Discussion Rubric</text:a> for directions on completing these discussions.</text:p>
      </text:section>
      <text:p text:style-name="Standard">My name is Erica Southworth. I live in Ohio. <text:s/>I was a LAMP programmer for a web-hosting company for 10 years (1999 to 2009). I have been a stay at home Mom for the last 9 years. <text:s/>I’m looking forward to completing my degree and returning to working in a professional environment. I am currently enrolled at SNHU’s Online Game Development degree program. </text:p>
      <text:p text:style-name="Standard"/>
      <text:p text:style-name="P1">During my 9 years out of the professional environment, I have only worked on a few personal programming projects. I have no kept up with all the current versions of the languages. One of my goals for the degree program is to update my background knowledge to the current released versions of <text:s/>languages, to expand my language base to include new languages, and to move forward writing and releasing my own applications and games. Knowing a variety of languages and their strengths and weaknesses, makes it easier to select the best language for each project that you take on. In my previous position for some projects we could choose what language was the best tool. <text:s/>My long term goes is to either work for an educational gaming company based in Cleveland or Pittsburgh, or to start my own business and release my own games. </text:p>
      <text:list xml:id="list221839508955840" text:continue-numbering="true" text:style-name="L1">
        <text:list-header>
          <text:p text:style-name="P4"><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0-23T21:55:24.804023648</meta:creation-date>
    <dc:date>2018-10-23T22:18:11.416343375</dc:date>
    <dc:creator>E S</dc:creator>
    <meta:editing-duration>PT7M36S</meta:editing-duration>
    <meta:editing-cycles>1</meta:editing-cycles>
    <meta:generator>LibreOffice/6.0.6.2$Linux_X86_64 LibreOffice_project/00m0$Build-2</meta:generator>
    <meta:document-statistic meta:table-count="0" meta:image-count="0" meta:object-count="0" meta:page-count="1" meta:paragraph-count="9" meta:word-count="342" meta:character-count="2002" meta:non-whitespace-character-count="1662"/>
  </office:meta>
</office:document-meta>
</file>